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1.374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0.945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658cm"/>
    </style:style>
    <style:style style:name="co8" style:family="table-column">
      <style:table-column-properties fo:break-before="auto" style:column-width="0.96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d</text:p>
          </table:table-cell>
          <table:table-cell office:value-type="string">
            <text:p>name</text:p>
          </table:table-cell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mid</text:p>
          </table:table-cell>
          <table:table-cell office:value-type="string">
            <text:p>final</text:p>
          </table:table-cell>
          <table:table-cell office:value-type="string">
            <text:p>avg</text:p>
          </table:table-cell>
          <table:table-cell office:value-type="string">
            <text:p>shift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506102">
            <text:p>971506102</text:p>
          </table:table-cell>
          <table:table-cell office:value-type="string">
            <text:p>李信憲</text:p>
          </table:table-cell>
          <table:table-cell office:value-type="float" office:value="80">
            <text:p>8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table:formula="of:=INT(AVERAGE([.D2];[.E2])*0.3+0.3*[.F2]+0.4*[.G2])" office:value-type="float" office:value="75">
            <text:p>75</text:p>
          </table:table-cell>
          <table:table-cell table:formula="of:=[.H2]+14"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table:formula="of:=INT(([.I2]*10-3*[.J2]-3*[.K2])/4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2506103">
            <text:p>972506103</text:p>
          </table:table-cell>
          <table:table-cell office:value-type="string">
            <text:p>歐佳惠</text:p>
          </table:table-cell>
          <table:table-cell table:number-columns-repeated="2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formula="of:=INT(AVERAGE([.D3];[.E3])*0.3+0.3*[.F3]+0.4*[.G3])" office:value-type="float" office:value="63">
            <text:p>63</text:p>
          </table:table-cell>
          <table:table-cell table:formula="of:=[.H3]+14" office:value-type="float" office:value="77">
            <text:p>77</text:p>
          </table:table-cell>
          <table:table-cell table:formula="of:=INT(AVERAGE([.D3];[.E3]))" office:value-type="float" office:value="80">
            <text:p>80</text:p>
          </table:table-cell>
          <table:table-cell office:value-type="float" office:value="70">
            <text:p>70</text:p>
          </table:table-cell>
          <table:table-cell table:formula="of:=INT(([.I3]*10-3*[.J3]-3*[.K3])/4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1506104">
            <text:p>971506104</text:p>
          </table:table-cell>
          <table:table-cell office:value-type="string">
            <text:p>陳宏堯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table:formula="of:=INT(AVERAGE([.D4];[.E4])*0.3+0.3*[.F4]+0.4*[.G4])" office:value-type="float" office:value="50">
            <text:p>50</text:p>
          </table:table-cell>
          <table:table-cell table:formula="of:=[.H4]+14" office:value-type="float" office:value="64">
            <text:p>64</text:p>
          </table:table-cell>
          <table:table-cell table:formula="of:=INT(AVERAGE([.D4];[.E4]))" office:value-type="float" office:value="75">
            <text:p>75</text:p>
          </table:table-cell>
          <table:table-cell office:value-type="float" office:value="63">
            <text:p>63</text:p>
          </table:table-cell>
          <table:table-cell table:formula="of:=INT(([.I4]*10-3*[.J4]-3*[.K4])/4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1506106">
            <text:p>971506106</text:p>
          </table:table-cell>
          <table:table-cell office:value-type="string">
            <text:p>伍原輝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INT(AVERAGE([.D5];[.E5])*0.3+0.3*[.F5]+0.4*[.G5])" office:value-type="float" office:value="38">
            <text:p>38</text:p>
          </table:table-cell>
          <table:table-cell office:value-type="float" office:value="60">
            <text:p>60</text:p>
          </table:table-cell>
          <table:table-cell table:formula="of:=INT(AVERAGE([.D5];[.E5]))" office:value-type="float" office:value="65">
            <text:p>65</text:p>
          </table:table-cell>
          <table:table-cell office:value-type="float" office:value="46">
            <text:p>46</text:p>
          </table:table-cell>
          <table:table-cell table:formula="of:=INT(([.I5]*10-3*[.J5]-3*[.K5])/4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1506109">
            <text:p>971506109</text:p>
          </table:table-cell>
          <table:table-cell office:value-type="string">
            <text:p>辛桂宗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table:formula="of:=INT(AVERAGE([.D6];[.E6])*0.3+0.3*[.F6]+0.4*[.G6])" office:value-type="float" office:value="50">
            <text:p>50</text:p>
          </table:table-cell>
          <table:table-cell table:formula="of:=[.H6]+14" office:value-type="float" office:value="64">
            <text:p>64</text:p>
          </table:table-cell>
          <table:table-cell table:formula="of:=INT(AVERAGE([.D6];[.E6]))" office:value-type="float" office:value="75">
            <text:p>75</text:p>
          </table:table-cell>
          <table:table-cell office:value-type="float" office:value="63">
            <text:p>63</text:p>
          </table:table-cell>
          <table:table-cell table:formula="of:=INT(([.I6]*10-3*[.J6]-3*[.K6])/4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71506110">
            <text:p>971506110</text:p>
          </table:table-cell>
          <table:table-cell office:value-type="string">
            <text:p>林煜凱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formula="of:=INT(AVERAGE([.D7];[.E7])*0.3+0.3*[.F7]+0.4*[.G7])" office:value-type="float" office:value="77">
            <text:p>77</text:p>
          </table:table-cell>
          <table:table-cell table:formula="of:=[.H7]+14"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table:formula="of:=INT(([.I7]*10-3*[.J7]-3*[.K7])/4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71506111">
            <text:p>971506111</text:p>
          </table:table-cell>
          <table:table-cell office:value-type="string">
            <text:p>洪英晉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table:formula="of:=INT(AVERAGE([.D8];[.E8])*0.3+0.3*[.F8]+0.4*[.G8])" office:value-type="float" office:value="50">
            <text:p>50</text:p>
          </table:table-cell>
          <table:table-cell table:formula="of:=[.H8]+14" office:value-type="float" office:value="64">
            <text:p>64</text:p>
          </table:table-cell>
          <table:table-cell table:formula="of:=INT(AVERAGE([.D8];[.E8]))" office:value-type="float" office:value="75">
            <text:p>75</text:p>
          </table:table-cell>
          <table:table-cell office:value-type="float" office:value="63">
            <text:p>63</text:p>
          </table:table-cell>
          <table:table-cell table:formula="of:=INT(([.I8]*10-3*[.J8]-3*[.K8])/4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1506112">
            <text:p>971506112</text:p>
          </table:table-cell>
          <table:table-cell office:value-type="string">
            <text:p>梁閔傑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formula="of:=INT(AVERAGE([.D9];[.E9])*0.3+0.3*[.F9]+0.4*[.G9]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AVERAGE([.D9];[.E9]))" office:value-type="float" office:value="40">
            <text:p>40</text:p>
          </table:table-cell>
          <table:table-cell office:value-type="float" office:value="40">
            <text:p>40</text:p>
          </table:table-cell>
          <table:table-cell table:formula="of:=INT(([.I9]*10-3*[.J9]-3*[.K9])/4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1506113">
            <text:p>971506113</text:p>
          </table:table-cell>
          <table:table-cell office:value-type="string">
            <text:p>許倉豪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formula="of:=INT(AVERAGE([.D10];[.E10])*0.3+0.3*[.F10]+0.4*[.G10]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AVERAGE([.D10];[.E10]))" office:value-type="float" office:value="40">
            <text:p>40</text:p>
          </table:table-cell>
          <table:table-cell office:value-type="float" office:value="40">
            <text:p>40</text:p>
          </table:table-cell>
          <table:table-cell table:formula="of:=INT(([.I10]*10-3*[.J10]-3*[.K10])/4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2506114">
            <text:p>972506114</text:p>
          </table:table-cell>
          <table:table-cell office:value-type="string">
            <text:p>郭雅晴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formula="of:=INT(AVERAGE([.D11];[.E11])*0.3+0.3*[.F11]+0.4*[.G11])" office:value-type="float" office:value="64">
            <text:p>64</text:p>
          </table:table-cell>
          <table:table-cell table:formula="of:=[.H11]+14" office:value-type="float" office:value="78">
            <text:p>78</text:p>
          </table:table-cell>
          <table:table-cell table:formula="of:=INT(AVERAGE([.D11];[.E11]))" office:value-type="float" office:value="85">
            <text:p>85</text:p>
          </table:table-cell>
          <table:table-cell office:value-type="float" office:value="73">
            <text:p>73</text:p>
          </table:table-cell>
          <table:table-cell table:formula="of:=INT(([.I11]*10-3*[.J11]-3*[.K11])/4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71506116">
            <text:p>971506116</text:p>
          </table:table-cell>
          <table:table-cell office:value-type="string">
            <text:p>陳金成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40">
            <text:p>40</text:p>
          </table:table-cell>
          <table:table-cell table:formula="of:=INT(AVERAGE([.D12];[.E12])*0.3+0.3*[.F12]+0.4*[.G12])" office:value-type="float" office:value="52">
            <text:p>52</text:p>
          </table:table-cell>
          <table:table-cell table:formula="of:=[.H12]+14" office:value-type="float" office:value="66">
            <text:p>66</text:p>
          </table:table-cell>
          <table:table-cell table:formula="of:=INT(AVERAGE([.D12];[.E12]))" office:value-type="float" office:value="80">
            <text:p>80</text:p>
          </table:table-cell>
          <table:table-cell office:value-type="float" office:value="66">
            <text:p>66</text:p>
          </table:table-cell>
          <table:table-cell table:formula="of:=INT(([.I12]*10-3*[.J12]-3*[.K12])/4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71506117">
            <text:p>971506117</text:p>
          </table:table-cell>
          <table:table-cell office:value-type="string">
            <text:p>黃士軒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formula="of:=INT(AVERAGE([.D13];[.E13])*0.3+0.3*[.F13]+0.4*[.G13])" office:value-type="float" office:value="52">
            <text:p>52</text:p>
          </table:table-cell>
          <table:table-cell table:formula="of:=[.H13]+14" office:value-type="float" office:value="66">
            <text:p>66</text:p>
          </table:table-cell>
          <table:table-cell table:formula="of:=INT(AVERAGE([.D13];[.E13]))" office:value-type="float" office:value="70">
            <text:p>70</text:p>
          </table:table-cell>
          <table:table-cell office:value-type="float" office:value="63">
            <text:p>63</text:p>
          </table:table-cell>
          <table:table-cell table:formula="of:=INT(([.I13]*10-3*[.J13]-3*[.K13])/4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72506118">
            <text:p>972506118</text:p>
          </table:table-cell>
          <table:table-cell office:value-type="string">
            <text:p>黃芃穎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INT(AVERAGE([.D14];[.E14])*0.3+0.3*[.F14]+0.4*[.G14])"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INT(([.I14]*10-3*[.J14]-3*[.K14])/4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71506119">
            <text:p>971506119</text:p>
          </table:table-cell>
          <table:table-cell office:value-type="string">
            <text:p>黃富斌</text:p>
          </table:table-cell>
          <table:table-cell table:number-columns-repeated="2"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table:formula="of:=INT(AVERAGE([.D15];[.E15])*0.3+0.3*[.F15]+0.4*[.G15])" office:value-type="float" office:value="68">
            <text:p>68</text:p>
          </table:table-cell>
          <table:table-cell table:formula="of:=[.H15]+14" office:value-type="float" office:value="82">
            <text:p>82</text:p>
          </table:table-cell>
          <table:table-cell table:formula="of:=INT(AVERAGE([.D15];[.E15]))" office:value-type="float" office:value="80">
            <text:p>80</text:p>
          </table:table-cell>
          <table:table-cell office:value-type="float" office:value="66">
            <text:p>66</text:p>
          </table:table-cell>
          <table:table-cell table:formula="of:=INT(([.I15]*10-3*[.J15]-3*[.K15])/4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1506120">
            <text:p>971506120</text:p>
          </table:table-cell>
          <table:table-cell office:value-type="string">
            <text:p>楊政傑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table:formula="of:=INT(AVERAGE([.D16];[.E16])*0.3+0.3*[.F16]+0.4*[.G16])" office:value-type="float" office:value="50">
            <text:p>50</text:p>
          </table:table-cell>
          <table:table-cell table:formula="of:=[.H16]+14" office:value-type="float" office:value="64">
            <text:p>64</text:p>
          </table:table-cell>
          <table:table-cell table:formula="of:=INT(AVERAGE([.D16];[.E16]))" office:value-type="float" office:value="75">
            <text:p>75</text:p>
          </table:table-cell>
          <table:table-cell office:value-type="float" office:value="63">
            <text:p>63</text:p>
          </table:table-cell>
          <table:table-cell table:formula="of:=INT(([.I16]*10-3*[.J16]-3*[.K16])/4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1506121">
            <text:p>971506121</text:p>
          </table:table-cell>
          <table:table-cell office:value-type="string">
            <text:p>葉丞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formula="of:=INT(AVERAGE([.D17];[.E17])*0.3+0.3*[.F17]+0.4*[.G17])"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table:formula="of:=INT(([.I17]*10-3*[.J17]-3*[.K17])/4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1506122">
            <text:p>971506122</text:p>
          </table:table-cell>
          <table:table-cell office:value-type="string">
            <text:p>劉人豪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INT(AVERAGE([.D18];[.E18])*0.3+0.3*[.F18]+0.4*[.G18])"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table:formula="of:=INT(([.I18]*10-3*[.J18]-3*[.K18])/4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72506123">
            <text:p>972506123</text:p>
          </table:table-cell>
          <table:table-cell office:value-type="string">
            <text:p>劉婷婷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INT(AVERAGE([.D19];[.E19])*0.3+0.3*[.F19]+0.4*[.G19])"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table:formula="of:=INT(([.I19]*10-3*[.J19]-3*[.K19])/4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72506124">
            <text:p>972506124</text:p>
          </table:table-cell>
          <table:table-cell office:value-type="string">
            <text:p>劉硯茹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formula="of:=INT(AVERAGE([.D20];[.E20])*0.3+0.3*[.F20]+0.4*[.G20])" office:value-type="float" office:value="31">
            <text:p>31</text:p>
          </table:table-cell>
          <table:table-cell office:value-type="float" office:value="60">
            <text:p>60</text:p>
          </table:table-cell>
          <table:table-cell table:formula="of:=INT(AVERAGE([.D20];[.E20]))"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INT(([.I20]*10-3*[.J20]-3*[.K20])/4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71506125">
            <text:p>971506125</text:p>
          </table:table-cell>
          <table:table-cell office:value-type="string">
            <text:p>蔡勝忠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formula="of:=INT(AVERAGE([.D21];[.E21])*0.3+0.3*[.F21]+0.4*[.G21]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AVERAGE([.D21];[.E21]))" office:value-type="float" office:value="40">
            <text:p>40</text:p>
          </table:table-cell>
          <table:table-cell office:value-type="float" office:value="40">
            <text:p>40</text:p>
          </table:table-cell>
          <table:table-cell table:formula="of:=INT(([.I21]*10-3*[.J21]-3*[.K21])/4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71506126">
            <text:p>971506126</text:p>
          </table:table-cell>
          <table:table-cell office:value-type="string">
            <text:p>謝泓奇</text:p>
          </table:table-cell>
          <table:table-cell table:number-columns-repeated="2"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f:=INT(AVERAGE([.D22];[.E22])*0.3+0.3*[.F22]+0.4*[.G22])" office:value-type="float" office:value="47">
            <text:p>47</text:p>
          </table:table-cell>
          <table:table-cell table:formula="of:=[.H22]+14" office:value-type="float" office:value="61">
            <text:p>61</text:p>
          </table:table-cell>
          <table:table-cell table:formula="of:=INT(AVERAGE([.D22];[.E22]))" office:value-type="float" office:value="80">
            <text:p>80</text:p>
          </table:table-cell>
          <table:table-cell office:value-type="float" office:value="70">
            <text:p>70</text:p>
          </table:table-cell>
          <table:table-cell table:formula="of:=INT(([.I22]*10-3*[.J22]-3*[.K22])/4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71506127">
            <text:p>971506127</text:p>
          </table:table-cell>
          <table:table-cell office:value-type="string">
            <text:p>黃榮嘉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table:formula="of:=INT(AVERAGE([.D23];[.E23])*0.3+0.3*[.F23]+0.4*[.G23])" office:value-type="float" office:value="50">
            <text:p>50</text:p>
          </table:table-cell>
          <table:table-cell table:formula="of:=[.H23]+14" office:value-type="float" office:value="64">
            <text:p>64</text:p>
          </table:table-cell>
          <table:table-cell table:formula="of:=INT(AVERAGE([.D23];[.E23]))" office:value-type="float" office:value="75">
            <text:p>75</text:p>
          </table:table-cell>
          <table:table-cell office:value-type="float" office:value="63">
            <text:p>63</text:p>
          </table:table-cell>
          <table:table-cell table:formula="of:=INT(([.I23]*10-3*[.J23]-3*[.K23])/4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72506129">
            <text:p>972506129</text:p>
          </table:table-cell>
          <table:table-cell office:value-type="string">
            <text:p>黃雙雙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formula="of:=INT(AVERAGE([.D24];[.E24])*0.3+0.3*[.F24]+0.4*[.G24])"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table:formula="of:=INT(([.I24]*10-3*[.J24]-3*[.K24])/4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71506130">
            <text:p>971506130</text:p>
          </table:table-cell>
          <table:table-cell office:value-type="string">
            <text:p>李建緯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formula="of:=INT(AVERAGE([.D25];[.E25])*0.3+0.3*[.F25]+0.4*[.G25])"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13">
            <text:p>13</text:p>
          </table:table-cell>
          <table:table-cell table:formula="of:=INT(([.I25]*10-3*[.J25]-3*[.K25])/4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72506131">
            <text:p>972506131</text:p>
          </table:table-cell>
          <table:table-cell office:value-type="string">
            <text:p>陳藝文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formula="of:=INT(AVERAGE([.D26];[.E26])*0.3+0.3*[.F26]+0.4*[.G26])" office:value-type="float" office:value="57">
            <text:p>57</text:p>
          </table:table-cell>
          <table:table-cell table:formula="of:=[.H26]+14"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INT(([.I26]*10-3*[.J26]-3*[.K26])/4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71506153">
            <text:p>971506153</text:p>
          </table:table-cell>
          <table:table-cell office:value-type="string">
            <text:p>簡士超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60">
            <text:p>60</text:p>
          </table:table-cell>
          <table:table-cell table:formula="of:=INT(AVERAGE([.D27];[.E27])*0.3+0.3*[.F27]+0.4*[.G27])" office:value-type="float" office:value="55">
            <text:p>55</text:p>
          </table:table-cell>
          <table:table-cell table:formula="of:=[.H27]+14" office:value-type="float" office:value="69">
            <text:p>69</text:p>
          </table:table-cell>
          <table:table-cell table:number-columns-repeated="2" office:value-type="float" office:value="50">
            <text:p>50</text:p>
          </table:table-cell>
          <table:table-cell table:formula="of:=INT(([.I27]*10-3*[.J27]-3*[.K27])/4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71506155">
            <text:p>971506155</text:p>
          </table:table-cell>
          <table:table-cell office:value-type="string">
            <text:p>蔡鎧蔚</text:p>
          </table:table-cell>
          <table:table-cell table:number-columns-repeated="4" office:value-type="float" office:value="0">
            <text:p>0</text:p>
          </table:table-cell>
          <table:table-cell table:formula="of:=INT(AVERAGE([.D28];[.E28])*0.3+0.3*[.F28]+0.4*[.G28])" office:value-type="float" office:value="0">
            <text:p>0</text:p>
          </table:table-cell>
          <table:table-cell table:formula="of:=[.H28]+14" office:value-type="float" office:value="14">
            <text:p>14</text:p>
          </table:table-cell>
          <table:table-cell table:formula="of:=INT(AVERAGE([.D28];[.E28])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NT(([.I28]*10-3*[.J28]-3*[.K28])/4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972506150">
            <text:p>972506150</text:p>
          </table:table-cell>
          <table:table-cell office:value-type="string">
            <text:p>陳慈敏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formula="of:=INT(AVERAGE([.D29];[.E29])*0.3+0.3*[.F29]+0.4*[.G29])" office:value-type="float" office:value="68">
            <text:p>68</text:p>
          </table:table-cell>
          <table:table-cell table:formula="of:=[.H29]+14" office:value-type="float" office:value="82">
            <text:p>82</text:p>
          </table:table-cell>
          <table:table-cell table:formula="of:=INT(AVERAGE([.D29];[.E29]))" office:value-type="float" office:value="85">
            <text:p>85</text:p>
          </table:table-cell>
          <table:table-cell office:value-type="float" office:value="73">
            <text:p>73</text:p>
          </table:table-cell>
          <table:table-cell table:formula="of:=INT(([.I29]*10-3*[.J29]-3*[.K29])/4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71506151">
            <text:p>971506151</text:p>
          </table:table-cell>
          <table:table-cell office:value-type="string">
            <text:p>王竣瑞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table:formula="of:=INT(AVERAGE([.D30];[.E30])*0.3+0.3*[.F30]+0.4*[.G30])" office:value-type="float" office:value="40">
            <text:p>40</text:p>
          </table:table-cell>
          <table:table-cell office:value-type="float" office:value="60">
            <text:p>60</text:p>
          </table:table-cell>
          <table:table-cell table:formula="of:=INT(AVERAGE([.D30];[.E30]))" office:value-type="float" office:value="40">
            <text:p>40</text:p>
          </table:table-cell>
          <table:table-cell office:value-type="float" office:value="40">
            <text:p>40</text:p>
          </table:table-cell>
          <table:table-cell table:formula="of:=INT(([.I30]*10-3*[.J30]-3*[.K30])/4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72506159">
            <text:p>972506159</text:p>
          </table:table-cell>
          <table:table-cell office:value-type="string">
            <text:p>施昭吟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INT(AVERAGE([.D31];[.E31])*0.3+0.3*[.F31]+0.4*[.G31])" office:value-type="float" office:value="16">
            <text:p>16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INT(([.I31]*10-3*[.J31]-3*[.K31])/4)" office:value-type="float" office:value="99">
            <text:p>99</text:p>
          </table:table-cell>
          <table:table-cell table:number-columns-repeated="3"/>
        </table:table-row>
      </table:table>
      <table:database-ranges>
        <table:database-range table:target-range-address="Sheet1.A2:Sheet1.L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zh" style:country-asian="TW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鼎ＰＬ新宋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2012/06/22</text:date>, <text:time>12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2T12:24:14</dc:date>
    <dc:creator>Chih-Pin Fong</dc:creator>
    <meta:generator>OpenOffice.org/3.3$FreeBSD/i386 OpenOffice.org_project/330m20$Build-9567</meta:generator>
    <meta:editing-duration>P1DT5H23M31S</meta:editing-duration>
    <meta:editing-cycles>13</meta:editing-cycles>
    <meta:document-statistic meta:table-count="1" meta:cell-count="372" meta:object-count="0"/>
  </office:meta>
</office:document-meta>
</file>